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FB28047411.jpg"/>
  <manifest:file-entry manifest:media-type="image/jpeg" manifest:full-path="Pictures/10000000000001BE000001EA11949A8E.jpg"/>
  <manifest:file-entry manifest:media-type="image/jpeg" manifest:full-path="Pictures/100000000000012400000122BAE98C71.jpg"/>
  <manifest:file-entry manifest:media-type="image/jpeg" manifest:full-path="Pictures/1000000000000FC4000016C71B9A51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notes">
      <style:graphic-properties draw:fill-color="#ffffff" fo:min-height="11.43cm"/>
    </style:style>
  </office:automatic-styles>
  <office:body>
    <office:presentation>
      <draw:page draw:name="page1" draw:style-name="dp1" draw:master-page-name="Padrão"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0.279cm"/>
          <style:tab-stop style:position="20.55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78pt" fo:font-style="normal" fo:text-shadow="none" style:text-underline-style="none" fo:font-weight="normal" style:font-family-asian="'DejaVu Sans'" style:font-family-generic-asian="system" style:font-pitch-asian="variable" style:font-size-asian="178pt" style:font-style-asian="normal" style:font-weight-asian="normal" style:font-family-complex="'DejaVu Sans'" style:font-family-generic-complex="system" style:font-pitch-complex="variable" style:font-size-complex="178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5.14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0.279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5.4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46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0.279cm"/>
          <style:tab-stop style:position="20.55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30pt" fo:font-style="normal" fo:text-shadow="none" style:text-underline-style="none" fo:font-weight="normal" style:font-family-asian="'DejaVu Sans'" style:font-family-generic-asian="system" style:font-pitch-asian="variable" style:font-size-asian="130pt" style:font-style-asian="normal" style:font-weight-asian="normal" style:font-family-complex="'DejaVu Sans'" style:font-family-generic-complex="system" style:font-pitch-complex="variable" style:font-size-complex="130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3.85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5.141cm" text:min-label-width="3.21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0.279cm" text:min-label-width="2.57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5.4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3.854cm" fo:margin-right="0cm" fo:margin-top="1.146cm" fo:margin-bottom="0cm" fo:line-height="100%" fo:text-align="start" text:enable-numbering="true" fo:text-indent="0cm" style:punctuation-wrap="hanging" style:line-break="strict" style:writing-mode="lr-tb">
        <style:tab-stops>
          <style:tab-stop style:position="6.424cm"/>
          <style:tab-stop style:position="16.70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30pt" fo:font-style="normal" fo:text-shadow="none" style:text-underline-style="none" fo:font-weight="normal" style:font-family-asian="'DejaVu Sans'" style:font-family-generic-asian="system" style:font-pitch-asian="variable" style:font-size-asian="130pt" style:font-style-asian="normal" style:font-weight-asian="normal" style:font-family-complex="'DejaVu Sans'" style:font-family-generic-complex="system" style:font-pitch-complex="variable" style:font-size-complex="130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8.352cm" fo:margin-right="0cm" fo:margin-top="0.99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27cm"/>
          <style:tab-stop style:position="12.206cm"/>
        </style:tab-stops>
      </style:paragraph-properties>
      <style:text-properties fo:color="#000000" style:text-line-through-style="none" style:text-position="0% 100%" fo:font-family="'Times New Roman'" style:font-pitch="variable" fo:font-size="113pt" fo:font-style="normal" fo:text-shadow="none" style:text-underline-style="none" fo:font-weight="normal" style:font-size-asian="113pt" style:font-style-asian="normal" style:font-weight-asian="normal" style:font-size-complex="11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12.849cm" fo:margin-right="0cm" fo:margin-top="0.855cm" fo:margin-bottom="0cm" fo:line-height="100%" fo:text-align="start" text:enable-numbering="true" fo:text-indent="0cm" style:punctuation-wrap="hanging" style:line-break="strict" style:writing-mode="lr-tb">
        <style:tab-stops>
          <style:tab-stop style:position="7.708cm"/>
        </style:tab-stops>
      </style:paragraph-properties>
      <style:text-properties fo:color="#000000" style:text-line-through-style="none" style:text-position="0% 100%" fo:font-family="'Times New Roman'" style:font-pitch="variable" fo:font-size="97pt" fo:font-style="normal" fo:text-shadow="none" style:text-underline-style="none" fo:font-weight="normal" style:font-size-asian="97pt" style:font-style-asian="normal" style:font-weight-asian="normal" style:font-size-complex="97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17.991cm" fo:margin-right="0cm" fo:margin-top="0.714cm" fo:margin-bottom="0cm" fo:line-height="100%" fo:text-align="start" text:enable-numbering="true" fo:text-indent="0cm" style:punctuation-wrap="hanging" style:line-break="strict" style:writing-mode="lr-tb">
        <style:tab-stops>
          <style:tab-stop style:position="2.566cm"/>
        </style:tab-stops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23.133cm" fo:margin-right="0cm" fo:margin-top="0.714cm" fo:margin-bottom="0cm" fo:line-height="100%" fo:text-align="start" text:enable-numbering="true" fo:text-indent="0cm" style:punctuation-wrap="hanging" style:line-break="strict" style:writing-mode="lr-tb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23.133cm" fo:margin-right="0cm" fo:margin-top="0.714cm" fo:margin-bottom="0cm" fo:line-height="100%" fo:text-align="start" text:enable-numbering="true" fo:text-indent="0cm" style:punctuation-wrap="hanging" style:line-break="strict" style:writing-mode="lr-tb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23.133cm" fo:margin-right="0cm" fo:margin-top="0.714cm" fo:margin-bottom="0cm" fo:line-height="100%" fo:text-align="start" text:enable-numbering="true" fo:text-indent="0cm" style:punctuation-wrap="hanging" style:line-break="strict" style:writing-mode="lr-tb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23.133cm" fo:margin-right="0cm" fo:margin-top="0.714cm" fo:margin-bottom="0cm" fo:line-height="100%" fo:text-align="start" text:enable-numbering="true" fo:text-indent="0cm" style:punctuation-wrap="hanging" style:line-break="strict" style:writing-mode="lr-tb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23.133cm" fo:margin-right="0cm" fo:margin-top="0.714cm" fo:margin-bottom="0cm" fo:line-height="100%" fo:text-align="start" text:enable-numbering="true" fo:text-indent="0cm" style:punctuation-wrap="hanging" style:line-break="strict" style:writing-mode="lr-tb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74.08cm" fo:page-height="105.83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2.593cm 3.902cm 0cm 3.056cm)" draw:image-opacity="100%" style:mirror="none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9.156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8.24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3.051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3.051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2.29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5.587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6.767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505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text:enable-numbering="false" fo:text-indent="0cm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90%" fo:text-align="center" text:enable-numbering="false" fo:text-indent="0cm"/>
    </style:style>
    <style:style style:name="P7" style:family="paragraph">
      <style:paragraph-properties fo:margin-left="0cm" fo:margin-right="0cm" fo:line-height="90%" fo:text-align="center" text:enable-numbering="false" fo:text-indent="0cm" style:writing-mode="lr-tb"/>
    </style:style>
    <style:style style:name="P8" style:family="paragraph">
      <style:paragraph-properties fo:margin-left="0cm" fo:margin-right="0cm" fo:line-height="90%" text:enable-numbering="false" fo:text-indent="0cm"/>
    </style:style>
    <style:style style:name="P9" style:family="paragraph">
      <style:paragraph-properties fo:margin-left="0cm" fo:margin-right="0cm" fo:line-height="90%" text:enable-numbering="false" fo:text-indent="0cm" style:writing-mode="lr-tb"/>
    </style:style>
    <style:style style:name="P10" style:family="paragraph">
      <style:paragraph-properties fo:margin-left="0cm" fo:margin-right="0cm" fo:margin-top="1.455cm" fo:margin-bottom="0cm" fo:line-height="100%" text:enable-numbering="false" fo:text-indent="0cm"/>
    </style:style>
    <style:style style:name="P11" style:family="paragraph">
      <style:paragraph-properties fo:margin-left="0cm" fo:margin-right="0cm" fo:margin-top="1.455cm" fo:margin-bottom="0cm" fo:line-height="100%" text:enable-numbering="false" fo:text-indent="0cm" style:writing-mode="lr-tb"/>
    </style:style>
    <style:style style:name="P12" style:family="paragraph">
      <style:paragraph-properties fo:margin-left="0cm" fo:margin-right="0cm" fo:margin-top="0.793cm" fo:margin-bottom="0cm" fo:line-height="85%" text:enable-numbering="false" fo:text-indent="0cm"/>
    </style:style>
    <style:style style:name="P13" style:family="paragraph">
      <style:paragraph-properties fo:margin-left="0cm" fo:margin-right="0cm" fo:margin-top="0.793cm" fo:margin-bottom="0cm" fo:line-height="85%" text:enable-numbering="false" fo:text-indent="0cm" style:writing-mode="lr-tb"/>
    </style:style>
    <style:style style:name="P14" style:family="paragraph">
      <style:paragraph-properties fo:margin-left="0cm" fo:margin-right="0cm" fo:margin-top="0.793cm" fo:margin-bottom="0cm" fo:line-height="100%" text:enable-numbering="false" fo:text-indent="0cm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.97cm" fo:margin-bottom="0cm" fo:text-align="justify" text:enable-numbering="false" fo:text-indent="0cm"/>
    </style:style>
    <style:style style:name="P17" style:family="paragraph">
      <style:paragraph-properties fo:margin-left="0cm" fo:margin-right="0cm" fo:margin-top="0.97cm" fo:margin-bottom="0cm" fo:line-height="110%" fo:text-align="justify" text:enable-numbering="false" fo:text-indent="0cm"/>
    </style:style>
    <style:style style:name="P18" style:family="paragraph">
      <style:paragraph-properties fo:margin-left="0cm" fo:margin-right="0cm" fo:margin-top="0.97cm" fo:margin-bottom="0cm" text:enable-numbering="false" fo:text-indent="0cm"/>
    </style:style>
    <style:style style:name="P19" style:family="paragraph">
      <style:paragraph-properties fo:text-align="justify" style:writing-mode="lr-tb"/>
    </style:style>
    <style:style style:name="T1" style:family="text">
      <style:text-properties fo:font-family="'Berlin Sans FB Demi'" style:font-family-generic="swiss" style:font-pitch="variable" fo:font-size="72pt" style:font-size-asian="72pt" style:font-size-complex="72pt"/>
    </style:style>
    <style:style style:name="T2" style:family="text">
      <style:text-properties fo:color="#6600ff" fo:font-family="'Berlin Sans FB Demi'" style:font-family-generic="swiss" style:font-pitch="variable" fo:font-size="72pt" style:font-size-asian="72pt" style:font-size-complex="72pt"/>
    </style:style>
    <style:style style:name="T3" style:family="text">
      <style:text-properties fo:color="#6600ff" fo:font-family="Tahoma" style:font-family-generic="swiss" style:font-pitch="variable" fo:font-size="40pt" style:font-size-asian="40pt" style:font-size-complex="40pt"/>
    </style:style>
    <style:style style:name="T4" style:family="text">
      <style:text-properties fo:font-family="'Berlin Sans FB Demi'" style:font-family-generic="swiss" style:font-pitch="variable" fo:font-size="54pt" style:font-size-asian="54pt" style:font-size-complex="54pt"/>
    </style:style>
    <style:style style:name="T5" style:family="text">
      <style:text-properties fo:font-family="'Palatino Linotype'" style:font-family-generic="roman" style:font-pitch="variable" fo:font-size="66pt" fo:font-weight="bold" style:font-size-asian="66pt" style:font-weight-asian="bold" style:font-size-complex="66pt" style:font-weight-complex="bold"/>
    </style:style>
    <style:style style:name="T6" style:family="text">
      <style:text-properties fo:font-family="Tahoma" style:font-family-generic="swiss" style:font-pitch="variable" fo:font-size="36pt" fo:language="pt" fo:country="BR" style:font-size-asian="36pt" style:font-size-complex="3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language="pt" fo:country="BR" style:font-size-asian="44pt" style:font-size-complex="4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Berlin Sans FB Demi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Berlin Sans FB Demi'" style:font-family-generic="swiss" style:font-pitch="variable" fo:color="#66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Tahoma" style:font-family-generic="swiss" style:font-pitch="variable" fo:color="#66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Palatino Linotyp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3.199cm" svg:height="4.57cm" svg:x="3.638cm" svg:y="3.556cm" draw:page-number="1"/>
      <draw:page-thumbnail draw:layer="backgroundobjects" svg:width="3.199cm" svg:height="4.57cm" svg:x="12.21cm" svg:y="3.556cm"/>
      <draw:page-thumbnail draw:layer="backgroundobjects" svg:width="3.199cm" svg:height="4.57cm" svg:x="3.638cm" svg:y="10.414cm"/>
      <draw:page-thumbnail draw:layer="backgroundobjects" svg:width="3.199cm" svg:height="4.57cm" svg:x="12.21cm" svg:y="10.414cm"/>
      <draw:page-thumbnail draw:layer="backgroundobjects" svg:width="3.199cm" svg:height="4.57cm" svg:x="3.638cm" svg:y="17.272cm"/>
      <draw:page-thumbnail draw:layer="backgroundobjects" svg:width="3.199cm" svg:height="4.57cm" svg:x="12.21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úmero&gt;</text:page-number></text:p>
        </draw:text-box>
      </draw:frame>
    </style:handout-master>
    <style:master-page style:name="Padrão" style:page-layout-name="PM1" draw:style-name="dp1">
      <draw:frame draw:style-name="gr3" draw:text-style-name="P3" draw:layer="backgroundobjects" svg:width="68.157cm" svg:height="96.256cm" svg:x="2.54cm" svg:y="4.57cm">
        <draw:image xlink:href="Pictures/1000000000000FC4000016C71B9A5143.jpg" xlink:type="simple" xlink:show="embed" xlink:actuate="onLoad">
          <text:p/>
        </draw:image>
      </draw:frame>
      <draw:custom-shape draw:style-name="gr4" draw:text-style-name="P5" draw:layer="backgroundobjects" svg:width="53.5cm" svg:height="9.416cm" svg:x="17cm" svg:y="6.102cm">
        <text:p text:style-name="P4"><text:span text:style-name="T1">PCS - Departamento de Engenharia de Computação e Sistemas Digitais</text:span></text:p>
        <draw:enhanced-geometry svg:viewBox="0 0 21600 21600" draw:type="mso-spt202" draw:enhanced-path="M 0 0 L 21600 0 21600 21600 0 21600 0 0 Z N"/>
      </draw:custom-shape>
      <draw:custom-shape draw:style-name="gr5" draw:text-style-name="P7" draw:layer="backgroundobjects" svg:width="67cm" svg:height="8.5cm" svg:x="3.5cm" svg:y="2.5cm">
        <text:p text:style-name="P6"><text:span text:style-name="T2">Projeto de Formatura – Turmas 2008</text:span></text:p>
        <text:p text:style-name="P6"><text:span text:style-name="T2"/></text:p>
        <draw:enhanced-geometry svg:viewBox="0 0 21600 21600" draw:type="mso-spt202" draw:enhanced-path="M 0 0 L 21600 0 21600 21600 0 21600 0 0 Z N"/>
      </draw:custom-shape>
      <draw:custom-shape draw:style-name="gr6" draw:text-style-name="P9" draw:layer="backgroundobjects" svg:width="9.19cm" svg:height="3.311cm" svg:x="3.81cm" svg:y="95.676cm">
        <text:p text:style-name="P8"><text:span text:style-name="T3">Integrantes:</text:span></text:p>
        <draw:enhanced-geometry svg:viewBox="0 0 21600 21600" draw:type="mso-spt202" draw:enhanced-path="M 0 0 L 21600 0 21600 21600 0 21600 0 0 Z N"/>
      </draw:custom-shape>
      <draw:custom-shape draw:style-name="gr7" draw:text-style-name="P9" draw:layer="backgroundobjects" svg:width="18.536cm" svg:height="3.311cm" svg:x="3.464cm" svg:y="102.221cm">
        <text:p text:style-name="P8"><text:span text:style-name="T3">Professor Orientador:</text:span></text:p>
        <draw:enhanced-geometry svg:viewBox="0 0 21600 21600" draw:type="mso-spt202" draw:enhanced-path="M 0 0 L 21600 0 21600 21600 0 21600 0 0 Z N"/>
      </draw:custom-shape>
      <draw:custom-shape draw:style-name="gr8" draw:text-style-name="P5" draw:layer="backgroundobjects" svg:width="44.027cm" svg:height="2.55cm" svg:x="17.145cm" svg:y="13.519cm">
        <text:p text:style-name="P4"><text:span text:style-name="T4">Engenharia de Computação</text:span></text:p>
        <draw:enhanced-geometry svg:viewBox="0 0 21600 21600" draw:type="mso-spt202" draw:enhanced-path="M 0 0 L 21600 0 21600 21600 0 21600 0 0 Z N"/>
      </draw:custom-shape>
      <draw:custom-shape draw:style-name="gr9" draw:text-style-name="P11" draw:layer="backgroundobjects" svg:width="36.898cm" svg:height="5.847cm" svg:x="17.5cm" svg:y="17.145cm">
        <text:p text:style-name="P10"><text:span text:style-name="T5">Sistema de SMS Seguro</text:span></text:p>
        <draw:enhanced-geometry svg:viewBox="0 0 21600 21600" draw:mirror-horizontal="false" draw:mirror-vertical="false" draw:type="mso-spt202" draw:enhanced-path="M 0 0 L 21600 0 21600 21600 0 21600 0 0 Z N"/>
      </draw:custom-shape>
      <draw:custom-shape draw:style-name="gr10" draw:text-style-name="P13" draw:layer="backgroundobjects" svg:width="45.935cm" svg:height="7.027cm" svg:x="12.865cm" svg:y="95.908cm">
        <text:p text:style-name="P12"><text:span text:style-name="T6">Eduardo de Souza Cruz <text:s/>&lt;eduardo.cruz@poli.usp.br&gt;</text:span></text:p>
        <text:p text:style-name="P12"><text:span text:style-name="T6">Geovandro Carlos C. F. Pereira <text:s/>&lt;geovandro.pereira@poli.usp.br&gt;</text:span></text:p>
        <text:p text:style-name="P12"><text:span text:style-name="T6">Rodrigo Rodrigues da Silva <text:s text:c="2"/>&lt;rodrigo.silva1@poli.usp.br&gt;</text:span></text:p>
        <draw:enhanced-geometry svg:viewBox="0 0 21600 21600" draw:type="mso-spt202" draw:enhanced-path="M 0 0 L 21600 0 21600 21600 0 21600 0 0 Z N"/>
      </draw:custom-shape>
      <draw:custom-shape draw:style-name="gr11" draw:text-style-name="P15" draw:layer="backgroundobjects" svg:width="41.91cm" svg:height="1.785cm" svg:x="18.89cm" svg:y="102.4cm">
        <text:p text:style-name="P14"><text:span text:style-name="T6">Paulo S. L. M. Barreto <text:s text:c="2"/>&lt;pbarreto@larc.usp.br&gt;</text:span></text:p>
        <draw:enhanced-geometry svg:viewBox="0 0 21600 21600" draw:type="mso-spt202" draw:enhanced-path="M 0 0 L 21600 0 21600 21600 0 21600 0 0 Z N"/>
      </draw:custom-shape>
      <draw:custom-shape draw:style-name="gr11" draw:text-style-name="P15" draw:layer="backgroundobjects" svg:width="66.675cm" svg:height="5.847cm" svg:x="4.022cm" svg:y="23.283cm">
        <text:p text:style-name="P16"><text:span text:style-name="T7">SMS Seguro foi projetado para fornecer serviços de segurança nas transações via SMS. O sistema permite que usuários comuns, bancos e operadoras de celular trafeguem suas mensagens de modo a garantir autenticidade, integridade e confidencialidade.</text:span></text:p>
        <draw:enhanced-geometry svg:viewBox="0 0 21600 21600" draw:type="mso-spt202" draw:enhanced-path="M 0 0 L 21600 0 21600 21600 0 21600 0 0 Z N"/>
      </draw:custom-shape>
      <draw:frame draw:name="Key" draw:style-name="gr12" draw:text-style-name="P3" draw:layer="backgroundobjects" svg:width="3.387cm" svg:height="3.364cm" svg:x="3.6cm" svg:y="31.962cm">
        <draw:image xlink:href="Pictures/100000000000012400000122BAE98C71.jpg" xlink:type="simple" xlink:show="embed" xlink:actuate="onLoad">
          <text:p/>
        </draw:image>
      </draw:frame>
      <draw:custom-shape draw:style-name="gr11" draw:text-style-name="P15" draw:layer="backgroundobjects" svg:width="28.999cm" svg:height="14.597cm" svg:x="3.598cm" svg:y="36.83cm">
        <text:p text:style-name="P17"><text:span text:style-name="T7">A adoção da Criptografia Baseada em Curvas Elípticas possibilitou o desenvolvimento de uma solução com chaves de tamanho reduzido e isenta de certificados, garantido <text:s/>velocidade e economia de banda nas transações em dispositivos móveis, ambiente de recursos tipicamente escassos.</text:span></text:p>
        <draw:enhanced-geometry svg:viewBox="0 0 21600 21600" draw:type="mso-spt202" draw:enhanced-path="M 0 0 L 21600 0 21600 21600 0 21600 0 0 Z N"/>
      </draw:custom-shape>
      <draw:custom-shape draw:style-name="gr13" draw:text-style-name="P15" draw:layer="backgroundobjects" svg:width="15.663cm" svg:height="2.752cm" svg:x="6.987cm" svg:y="33.0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11" draw:text-style-name="P15" draw:layer="backgroundobjects" svg:width="8.044cm" svg:height="2.123cm" svg:x="11.008cm" svg:y="33.443cm">
        <text:p text:style-name="P18"><text:span text:style-name="T8">Tecnologia</text:span></text:p>
        <draw:enhanced-geometry svg:viewBox="0 0 21600 21600" draw:type="mso-spt202" draw:enhanced-path="M 0 0 L 21600 0 21600 21600 0 21600 0 0 Z N"/>
      </draw:custom-shape>
      <draw:custom-shape draw:style-name="gr13" draw:text-style-name="P15" draw:layer="backgroundobjects" svg:width="15.663cm" svg:height="2.752cm" svg:x="6.987cm" svg:y="53.9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Key" draw:style-name="gr12" draw:text-style-name="P3" draw:layer="backgroundobjects" svg:width="3.387cm" svg:height="3.365cm" svg:x="3.6cm" svg:y="52.705cm">
        <draw:image xlink:href="Pictures/100000000000012400000122BAE98C71.jpg" xlink:type="simple" xlink:show="embed" xlink:actuate="onLoad">
          <text:p/>
        </draw:image>
      </draw:frame>
      <draw:custom-shape draw:style-name="gr11" draw:text-style-name="P15" draw:layer="backgroundobjects" svg:width="8.044cm" svg:height="2.123cm" svg:x="11.643cm" svg:y="54.187cm">
        <text:p text:style-name="P18"><text:span text:style-name="T8">Solução</text:span></text:p>
        <draw:enhanced-geometry svg:viewBox="0 0 21600 21600" draw:type="mso-spt202" draw:enhanced-path="M 0 0 L 21600 0 21600 21600 0 21600 0 0 Z N"/>
      </draw:custom-shape>
      <draw:custom-shape draw:style-name="gr11" draw:text-style-name="P15" draw:layer="backgroundobjects" svg:width="34.714cm" svg:height="18.693cm" svg:x="3.598cm" svg:y="57.785cm">
        <text:p text:style-name="P17"><text:span text:style-name="T7">No desenvolvimento do projeto foi gerado um novo protocolo de segurança denominado BDCPS, cujas letras referenciam os autores. Trata-se de nova técnica <text:s/>criptográfica mais eficiente e econômica que mescla o uso de criptografia baseada em identidades com técnicas convencionais. O sistema é implementado usando a linguagem de programação Java e executa em qualquer aparelho celular que possua ambiente Java ME.</text:span></text:p>
        <draw:enhanced-geometry svg:viewBox="0 0 21600 21600" draw:type="mso-spt202" draw:enhanced-path="M 0 0 L 21600 0 21600 21600 0 21600 0 0 Z N"/>
      </draw:custom-shape>
      <draw:custom-shape draw:style-name="gr13" draw:text-style-name="P15" draw:layer="backgroundobjects" svg:width="15.663cm" svg:height="2.752cm" svg:x="6.987cm" svg:y="79.3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11" draw:text-style-name="P15" draw:layer="backgroundobjects" svg:width="9.102cm" svg:height="2.123cm" svg:x="9.95cm" svg:y="79.587cm">
        <text:p text:style-name="P18"><text:span text:style-name="T8">Arquitetura</text:span></text:p>
        <draw:enhanced-geometry svg:viewBox="0 0 21600 21600" draw:type="mso-spt202" draw:enhanced-path="M 0 0 L 21600 0 21600 21600 0 21600 0 0 Z N"/>
      </draw:custom-shape>
      <draw:frame draw:name="Key" draw:style-name="gr12" draw:text-style-name="P3" draw:layer="backgroundobjects" svg:width="3.387cm" svg:height="3.364cm" svg:x="3.6cm" svg:y="78.317cm">
        <draw:image xlink:href="Pictures/100000000000012400000122BAE98C71.jpg" xlink:type="simple" xlink:show="embed" xlink:actuate="onLoad">
          <text:p/>
        </draw:image>
      </draw:frame>
      <draw:custom-shape draw:style-name="gr14" draw:text-style-name="P15" draw:layer="backgroundobjects" svg:width="49.151cm" svg:height="1.27cm" svg:x="4.189cm" svg:y="83.723cm">
        <text:p/>
        <draw:enhanced-geometry svg:viewBox="0 0 21600 21600" draw:type="mso-spt202" draw:enhanced-path="M 0 0 L 21600 0 21600 21600 0 21600 0 0 Z N"/>
      </draw:custom-shape>
      <draw:custom-shape draw:style-name="gr11" draw:text-style-name="P19" draw:layer="backgroundobjects" svg:width="66.252cm" svg:height="10.501cm" svg:x="3.81cm" svg:y="83.185cm">
        <text:p text:style-name="P17"><text:span text:style-name="T9">A arquitetura básica se constitui de: A) Uma autoridade de confiança denominada Key Generation Bureau que é responsável apenas por gerar uma parte da chave privada de um novo usuário que deseja usar o sistema. B) 2 ou mais dispositivos móveis que desejam se comunicar de forma segura. Na primeira conversa entre os usuários, Alice e Bob, ambos se autenticam sem a necessidade de consultar certificados e, a partir de então, podem conversar normalmente.</text:span></text:p>
        <draw:enhanced-geometry svg:viewBox="0 0 21600 21600" draw:type="mso-spt202" draw:enhanced-path="M 0 0 L 21600 0 21600 21600 0 21600 0 0 Z N"/>
      </draw:custom-shape>
      <draw:frame draw:name="soma%20eliptica" draw:style-name="gr12" draw:text-style-name="P3" draw:layer="backgroundobjects" svg:width="22.732cm" svg:height="24.977cm" svg:x="46.913cm" svg:y="29.733cm">
        <draw:image xlink:href="Pictures/10000000000001BE000001EA11949A8E.jpg" xlink:type="simple" xlink:show="embed" xlink:actuate="onLoad">
          <text:p/>
        </draw:image>
      </draw:frame>
      <draw:frame draw:name="Arquitetura" draw:style-name="gr12" draw:text-style-name="P3" draw:layer="backgroundobjects" svg:width="30.48cm" svg:height="22.124cm" svg:x="40.322cm" svg:y="57.785cm">
        <draw:image xlink:href="Pictures/10000000000002D0000001FB28047411.jp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0cm" svg:height="0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Apresentação do PowerPoint</dc:title>
    <meta:initial-creator>Jorge Rady</meta:initial-creator>
    <meta:creation-date>2002-11-05T10:15:26</meta:creation-date>
    <dc:creator>Rodrigo Silva</dc:creator>
    <dc:date>2008-11-12T06:34:50</dc:date>
    <meta:printed-by>Rodrigo Silva</meta:printed-by>
    <meta:print-date>2008-11-12T06:35:17</meta:print-date>
    <meta:editing-cycles>24</meta:editing-cycles>
    <meta:editing-duration>PT6H9M59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39"/>
  </office:meta>
</office:document-meta>
</file>